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StarSymbol1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style:font-size-asian="11pt" style:font-size-complex="11pt"/>
    </style:style>
    <style:style style:name="P2" style:family="paragraph" style:parent-style-name="Standard">
      <style:paragraph-properties>
        <style:tab-stops>
          <style:tab-stop style:position="2.985cm"/>
        </style:tab-stops>
      </style:paragraph-properties>
      <style:text-properties style:font-name="Arial" fo:font-size="11pt" style:font-size-asian="11pt" style:font-size-complex="11pt"/>
    </style:style>
    <style:style style:name="P3" style:family="paragraph" style:parent-style-name="Standard">
      <style:paragraph-properties>
        <style:tab-stops>
          <style:tab-stop style:position="1.863cm"/>
          <style:tab-stop style:position="4.741cm"/>
        </style:tab-stops>
      </style:paragraph-properties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2cm"/>
          <style:tab-stop style:position="5.001cm"/>
          <style:tab-stop style:position="7.5cm"/>
          <style:tab-stop style:position="8.25cm"/>
          <style:tab-stop style:position="8.999cm"/>
          <style:tab-stop style:position="9.751cm"/>
          <style:tab-stop style:position="10.5cm"/>
          <style:tab-stop style:position="11.25cm"/>
          <style:tab-stop style:position="12cm"/>
          <style:tab-stop style:position="12.749cm"/>
        </style:tab-stops>
      </style:paragraph-properties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padding="0.049cm" fo:border="0.018cm solid #000000" style:shadow="none">
        <style:tab-stops>
          <style:tab-stop style:position="2cm"/>
          <style:tab-stop style:position="5.001cm"/>
          <style:tab-stop style:position="7.5cm"/>
          <style:tab-stop style:position="8.25cm"/>
          <style:tab-stop style:position="8.999cm"/>
          <style:tab-stop style:position="9.751cm"/>
          <style:tab-stop style:position="10.5cm"/>
          <style:tab-stop style:position="11.25cm"/>
          <style:tab-stop style:position="12cm"/>
          <style:tab-stop style:position="12.749cm"/>
        </style:tab-stops>
      </style:paragraph-properties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padding="0.049cm" fo:border="0.018cm solid #000000" style:shadow="none" style:join-border="false">
        <style:tab-stops>
          <style:tab-stop style:position="2cm"/>
          <style:tab-stop style:position="5.001cm"/>
          <style:tab-stop style:position="7.5cm"/>
          <style:tab-stop style:position="8.25cm"/>
          <style:tab-stop style:position="8.999cm"/>
          <style:tab-stop style:position="9.751cm"/>
          <style:tab-stop style:position="10.5cm"/>
          <style:tab-stop style:position="11.25cm"/>
          <style:tab-stop style:position="12cm"/>
          <style:tab-stop style:position="12.749cm"/>
        </style:tab-stops>
      </style:paragraph-properties>
      <style:text-properties style:font-name="Arial" fo:font-size="11pt" style:font-size-asian="11pt" style:font-size-complex="11pt"/>
    </style:style>
    <style:style style:name="P7" style:family="paragraph" style:parent-style-name="Heading_20_1">
      <style:paragraph-properties fo:line-height="100%" fo:text-align="center" style:justify-single-word="false"/>
    </style:style>
    <style:style style:name="P8" style:family="paragraph" style:parent-style-name="Standard" style:list-style-name="L1">
      <style:text-properties style:font-name="Arial" fo:font-size="11pt" style:font-size-asian="11pt" style:font-size-complex="11pt"/>
    </style:style>
    <style:style style:name="P9" style:family="paragraph" style:parent-style-name="Standard" style:list-style-name="L1">
      <style:text-properties style:font-name="Arial" fo:font-size="11pt" style:font-size-asian="11pt" style:font-size-complex="11pt"/>
    </style:style>
    <style:style style:name="P10" style:family="paragraph" style:parent-style-name="Standard" style:list-style-name="L2">
      <style:text-properties style:font-name="Arial" fo:font-size="11pt" style:font-size-asian="11pt" style:font-size-complex="11pt"/>
    </style:style>
    <style:style style:name="P11" style:family="paragraph" style:parent-style-name="Standard" style:list-style-name="L2">
      <style:text-properties style:font-name="Arial" fo:font-size="11pt" style:font-size-asian="11pt" style:font-size-complex="11pt"/>
    </style:style>
    <style:style style:name="P12" style:family="paragraph" style:parent-style-name="Standard" style:list-style-name="L2">
      <style:text-properties style:font-name="Arial" fo:font-size="11pt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fo:background-color="#e6e6e6" style:font-weight-asian="bold" style:font-weight-complex="bold"/>
    </style:style>
    <style:style style:name="T4" style:family="text">
      <style:text-properties fo:font-weight="bold" fo:background-color="transparent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fo:background-color="#e6e6e6" style:font-weight-asian="bold" style:font-weight-complex="bold"/>
    </style:style>
    <style:style style:name="T7" style:family="text">
      <style:text-properties fo:background-color="#e6e6e6"/>
    </style:style>
    <style:style style:name="T8" style:family="text">
      <style:text-properties fo:background-color="transparent"/>
    </style:style>
    <style:style style:name="T9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MODES</text:h>
      <text:p text:style-name="P1"/>
      <text:p text:style-name="P1">Le mode est un système de notes qui se tiennent autour d'un <text:span text:style-name="T2">centre</text:span>.</text:p>
      <text:p text:style-name="P1"/>
      <text:p text:style-name="P1">Le mode est structuré par une dialectique <text:span text:style-name="T2">tension/détente</text:span> entre :</text:p>
      <text:list text:style-name="L1">
        <text:list-item>
          <text:p text:style-name="P8">une note « fondamentale », « centrale », « racine » appelée tonique (ou finale),</text:p>
        </text:list-item>
        <text:list-item>
          <text:p text:style-name="P8">une autre note appelée dominante (ou teneur autrefois).</text:p>
        </text:list-item>
      </text:list>
      <text:p text:style-name="P1"/>
      <text:p text:style-name="P1">Le rapport entre ces deux notes est dit <text:span text:style-name="T2">cadentiel</text:span> (<text:span text:style-name="T1">cadentia </text:span>: chute).</text:p>
      <text:p text:style-name="P1"/>
      <text:p text:style-name="P1">La place de la tonique dans le système définit la signification ryhtmique (au sens « effort ») du mode :</text:p>
      <text:list text:style-name="L2">
        <text:list-item>
          <text:p text:style-name="P10"><text:span text:style-name="T2">en bas du système</text:span> -&gt; grandes tension et détente supérieures (chant Grégorien),</text:p>
        </text:list-item>
        <text:list-item>
          <text:p text:style-name="P10"><text:span text:style-name="T2">au centre</text:span> -&gt; tension et détente inférieures et supérieures égales (chanson populaire),</text:p>
        </text:list-item>
        <text:list-item>
          <text:p text:style-name="P10"><text:span text:style-name="T2">en haut du système</text:span> -&gt; grandes tension et détente inférieures (musique celtique).</text:p>
        </text:list-item>
      </text:list>
      <text:p text:style-name="P1"/>
      <text:p text:style-name="P1">Dans le système diatonique do ré mi fa sol la si, chaque note peut devenir la tonique d'un nouveau mode. On a donc 7 possibilités modales dans ce système.</text:p>
      <text:p text:style-name="P1"/>
      <text:p text:style-name="P1">Faisons l'inventaire de ces modes, en se concentrant sur <text:span text:style-name="T2">l'essentiel</text:span>, <text:span text:style-name="T2">les intervalles entre les notes du mode</text:span><text:span text:style-name="T9"> (en partant de la tonique du mode)</text:span> :</text:p>
      <text:p text:style-name="P1"/>
      <text:p text:style-name="P5"><text:span text:style-name="T2">Mode 1 :<text:tab/>1 1 ½ 1 1 1 ½</text:span><text:tab/>ce qui donne<text:tab/><text:span text:style-name="T4">T</text:span><text:span text:style-name="T8"><text:tab/>2<text:tab/>3<text:tab/></text:span>4<text:tab/>5<text:tab/>6<text:tab/>M7<text:tab/><text:span text:style-name="T2">T</text:span></text:p>
      <text:p text:style-name="P4">Mode 2 :<text:tab/>1 ½ 1 1 1 ½ 1<text:tab/>ce qui donne<text:tab/><text:span text:style-name="T3">T</text:span><text:span text:style-name="T7"><text:tab/>2<text:tab/>3m</text:span><text:tab/>4<text:tab/>5<text:tab/><text:span text:style-name="T5">6</text:span><text:tab/>7<text:tab/><text:span text:style-name="T2">T</text:span></text:p>
      <text:p text:style-name="P4">Mode 3 :<text:tab/>½ 1 1 1 ½ 1 1<text:tab/>ce qui donne<text:tab/><text:span text:style-name="T3">T</text:span><text:span text:style-name="T7"><text:tab/></text:span><text:span text:style-name="T6">b2</text:span><text:span text:style-name="T7"><text:tab/>3m</text:span><text:tab/>4<text:tab/>5<text:tab/>b6<text:tab/>7<text:tab/><text:span text:style-name="T2">T</text:span></text:p>
      <text:p text:style-name="P4">Mode 4 :<text:tab/>1 1 1 ½ 1 1 ½<text:tab/>ce qui donne<text:tab/><text:span text:style-name="T2">T</text:span><text:tab/>2<text:tab/>3<text:tab/><text:span text:style-name="T5">#4</text:span><text:tab/>5<text:tab/>6<text:tab/>M7<text:tab/><text:span text:style-name="T2">T</text:span></text:p>
      <text:p text:style-name="P4">Mode 5 :<text:tab/>1 1 ½ 1 1 ½ 1<text:tab/>ce qui donne<text:tab/><text:span text:style-name="T2">T</text:span><text:tab/>2<text:tab/>3<text:tab/>4<text:tab/>5<text:tab/>6<text:tab/><text:span text:style-name="T5">7</text:span><text:tab/><text:span text:style-name="T2">T</text:span></text:p>
      <text:p text:style-name="P6"><text:span text:style-name="T2">Mode 6 :<text:tab/>1 ½ 1 1 ½ 1 1</text:span><text:tab/>ce qui donne<text:tab/><text:span text:style-name="T3">T</text:span><text:span text:style-name="T7"><text:tab/>2<text:tab/>3m</text:span><text:tab/>4<text:tab/>5<text:tab/>b6<text:tab/>7<text:tab/><text:span text:style-name="T2">T</text:span></text:p>
      <text:p text:style-name="P4">Mode 7 :<text:tab/>½ 1 1 ½ 1 1 1<text:tab/>ce qui donne<text:tab/><text:span text:style-name="T3">T</text:span><text:span text:style-name="T7"><text:tab/></text:span><text:span text:style-name="T6">b2</text:span><text:span text:style-name="T7"><text:tab/>3m</text:span><text:tab/>4<text:tab/><text:span text:style-name="T5">b5</text:span><text:tab/>b6<text:tab/>7<text:tab/><text:span text:style-name="T2">T</text:span></text:p>
      <text:p text:style-name="P1"/>
      <text:p text:style-name="P1">On peut classer les modes, du plus mineur au plus majeur, en tenant compte de l'<text:span text:style-name="T2">effort à fournir pour gravir les premiers échellons</text:span>, effort que l'on retrouve réellement à la voix par exemple et qui souligne bien le caractère plus ou moins mineur ou majeur d'un mode :</text:p>
      <text:p text:style-name="P1"/>
      <text:p text:style-name="P3">Mode 7 :<text:tab/>½ 1 1 ½ 1 1 1<text:tab/>appelé mode +mineur</text:p>
      <text:p text:style-name="P3">Mode 3 :<text:tab/>½ 1 1 1 ½ 1 1<text:tab/>appelé mode mineur</text:p>
      <text:p text:style-name="P3">Mode 6 :<text:tab/>1 ½ 1 1 ½ 1 1<text:tab/>appelé mode -mineur</text:p>
      <text:p text:style-name="P3">Mode 2 :<text:tab/>1 ½ 1 1 1 ½ 1<text:tab/>appelé mode neutre</text:p>
      <text:p text:style-name="P3">Mode 5 :<text:tab/>1 1 ½ 1 1 ½ 1<text:tab/>appelé mode -majeur</text:p>
      <text:p text:style-name="P3">Mode 1 :<text:tab/>1 1 ½ 1 1 1 ½<text:tab/>appelé mode majeur</text:p>
      <text:p text:style-name="P3">Mode 4 :<text:tab/>1 1 1 ½ 1 1 ½<text:tab/>appelé mode +majeur</text:p>
      <text:p text:style-name="P1"/>
      <text:p text:style-name="P1">Listons les autres appellations utilisées de nos jours pour désigner ces modes ; les appellations « grecques » usitées dans le jazz sont à la fois inutilement complexes et « exotiques » (et inexactes par rapport aux modes de l'époque concernée) et les appellations « classiques » créent une confusion quant à la notion même de tonalité...</text:p>
      <text:p text:style-name="P1"/>
      <text:p text:style-name="P2">Mode +mineur :<text:tab/>mode locrien, mode de si,</text:p>
      <text:p text:style-name="P2">Mode mineur :<text:tab/>mode phrygien, mode de mi,</text:p>
      <text:p text:style-name="P2">Mode -mineur :<text:tab/>mode éolien, mode de la, (mineur : naturel, relatif, mélodique descendant)</text:p>
      <text:p text:style-name="P2">Mode neutre :<text:tab/>mode dorien, mode de ré,</text:p>
      <text:p text:style-name="P2">Mode -majeur :<text:tab/>mode mixolydien, mode de sol,</text:p>
      <text:p text:style-name="P2">Mode majeur :<text:tab/>mode ionien, mode de do,</text:p>
      <text:p text:style-name="P2">Mode +majeur :<text:tab/>mode lydien, mode de f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StarSymbol1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creator>* *</dc:creator>
    <dc:date>2008-04-01T10:49:14</dc:date>
    <meta:printed-by>* *</meta:printed-by>
    <meta:print-date>2008-03-10T10:18:56</meta:print-date>
    <meta:editing-cycles>45</meta:editing-cycles>
    <meta:editing-duration>PT5H23M3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5" meta:word-count="502" meta:character-count="2583"/>
  </office:meta>
</office:document-meta>
</file>